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5.808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3.112cm"/>
    </style:style>
    <style:style style:name="co12" style:family="table-column">
      <style:table-column-properties fo:break-before="auto" style:column-width="3.766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2.05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178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0">
      <style:table-cell-properties fo:border="0.74pt solid #000000"/>
    </style:style>
    <style:style style:name="ce3" style:family="table-cell" style:parent-style-name="Default" style:data-style-name="N108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ackground-color="#bbe33d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3"/>
        <table:table-column table:style-name="co12" table:default-cell-style-name="ce1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7"/>
        <table:table-column table:style-name="co19" table:default-cell-style-name="ce3"/>
        <table:table-column table:style-name="co20" table:default-cell-style-name="ce7"/>
        <table:table-column table:style-name="co21" table:default-cell-style-name="ce3"/>
        <table:table-column table:style-name="co20" table:default-cell-style-name="ce7"/>
        <table:table-column table:style-name="co21" table:default-cell-style-name="ce3"/>
        <table:table-column table:style-name="co20" table:default-cell-style-name="ce7"/>
        <table:table-column table:style-name="co21" table:default-cell-style-name="ce3"/>
        <table:table-column table:style-name="co22" table:default-cell-style-name="ce7"/>
        <table:table-column table:style-name="co23" table:default-cell-style-name="ce3"/>
        <table:table-column table:style-name="co24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ero_linea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codigo_comercial</text:p>
          </table:table-cell>
          <table:table-cell table:style-name="ce1" office:value-type="string" calcext:value-type="string">
            <text:p>tipo_codigo_comercial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unidad_medida</text:p>
          </table:table-cell>
          <table:table-cell office:value-type="string" calcext:value-type="string">
            <text:p>descrip</text:p>
          </table:table-cell>
          <table:table-cell office:value-type="string" calcext:value-type="string">
            <text:p>precio_unitario</text:p>
          </table:table-cell>
          <table:table-cell table:style-name="ce1" office:value-type="string" calcext:value-type="string">
            <text:p>monto_total</text:p>
          </table:table-cell>
          <table:table-cell table:style-name="ce1" office:value-type="string" calcext:value-type="string">
            <text:p>monto_descuento</text:p>
          </table:table-cell>
          <table:table-cell office:value-type="string" calcext:value-type="string">
            <text:p>naturaleza_descuento</text:p>
          </table:table-cell>
          <table:table-cell table:style-name="ce1" office:value-type="string" calcext:value-type="string">
            <text:p>sub_total</text:p>
          </table:table-cell>
          <table:table-cell table:style-name="ce1" office:value-type="string" calcext:value-type="string">
            <text:p>base_imponible</text:p>
          </table:table-cell>
          <table:table-cell table:style-name="ce1" office:value-type="string" calcext:value-type="string">
            <text:p>factorIVA</text:p>
          </table:table-cell>
          <table:table-cell table:style-name="ce4" office:value-type="string" calcext:value-type="string">
            <text:p>impuesto_neto</text:p>
          </table:table-cell>
          <table:table-cell table:style-name="ce1" office:value-type="string" calcext:value-type="string">
            <text:p>monto_total_linea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IVA_monto</text:p>
          </table:table-cell>
          <table:table-cell table:style-name="ce4" office:value-type="string" calcext:value-type="string">
            <text:p>ISC</text:p>
          </table:table-cell>
          <table:table-cell table:style-name="ce4" office:value-type="string" calcext:value-type="string">
            <text:p>ISC_monto</text:p>
          </table:table-cell>
          <table:table-cell table:style-name="ce4" office:value-type="string" calcext:value-type="string">
            <text:p>IUC</text:p>
          </table:table-cell>
          <table:table-cell table:style-name="ce4" office:value-type="string" calcext:value-type="string">
            <text:p>IUC_monto</text:p>
          </table:table-cell>
          <table:table-cell table:style-name="ce4" office:value-type="string" calcext:value-type="string">
            <text:p>IBA</text:p>
          </table:table-cell>
          <table:table-cell table:style-name="ce4" office:value-type="string" calcext:value-type="string">
            <text:p>IBA_monto</text:p>
          </table:table-cell>
          <table:table-cell table:style-name="ce4" office:value-type="string" calcext:value-type="string">
            <text:p>Otros</text:p>
          </table:table-cell>
          <table:table-cell table:style-name="ce4" office:value-type="string" calcext:value-type="string">
            <text:p>Otros_monto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11001020100</text:p>
          </table:table-cell>
          <table:table-cell office:value-type="string" calcext:value-type="string">
            <text:p>15003102</text:p>
          </table:table-cell>
          <table:table-cell office:value-type="string" calcext:value-type="string">
            <text:p>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ECHE PAST 2%-1L GT CV</text:p>
          </table:table-cell>
          <table:table-cell office:value-type="float" office:value="649.48" calcext:value-type="float">
            <text:p>649,48</text:p>
          </table:table-cell>
          <table:table-cell office:value-type="float" office:value="9742.2" calcext:value-type="float">
            <text:p>9 742,2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9742.2" calcext:value-type="float">
            <text:p>9 742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.42" calcext:value-type="float">
            <text:p>97,42</text:p>
          </table:table-cell>
          <table:table-cell office:value-type="float" office:value="9839.62" calcext:value-type="float">
            <text:p>9 839,62</text:p>
          </table:table-cell>
          <table:table-cell office:value-type="string" calcext:value-type="string">
            <text:p>01</text:p>
          </table:table-cell>
          <table:table-cell office:value-type="float" office:value="97.42" calcext:value-type="float">
            <text:p>97,42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211001020100</text:p>
          </table:table-cell>
          <table:table-cell office:value-type="string" calcext:value-type="string">
            <text:p>15003101</text:p>
          </table:table-cell>
          <table:table-cell office:value-type="string" calcext:value-type="string">
            <text:p>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ECHE PAST 2%-1.8L GT CV</text:p>
          </table:table-cell>
          <table:table-cell office:value-type="float" office:value="1127.55" calcext:value-type="float">
            <text:p>1127,55</text:p>
          </table:table-cell>
          <table:table-cell office:value-type="float" office:value="6765.3" calcext:value-type="float">
            <text:p>6 765,3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6765.3" calcext:value-type="float">
            <text:p>6 765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7.65" calcext:value-type="float">
            <text:p>67,65</text:p>
          </table:table-cell>
          <table:table-cell office:value-type="float" office:value="6832.95" calcext:value-type="float">
            <text:p>6 832,95</text:p>
          </table:table-cell>
          <table:table-cell office:value-type="string" calcext:value-type="string">
            <text:p>01</text:p>
          </table:table-cell>
          <table:table-cell office:value-type="float" office:value="67.65" calcext:value-type="float">
            <text:p>67,65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211001020100</text:p>
          </table:table-cell>
          <table:table-cell office:value-type="string" calcext:value-type="string">
            <text:p>15002821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ECHE PAST.2%-1GL T.ROJA</text:p>
          </table:table-cell>
          <table:table-cell office:value-type="float" office:value="2337" calcext:value-type="float">
            <text:p>2337</text:p>
          </table:table-cell>
          <table:table-cell office:value-type="float" office:value="4674" calcext:value-type="float">
            <text:p>4 674,0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4674" calcext:value-type="float">
            <text:p>4 674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6.74" calcext:value-type="float">
            <text:p>46,74</text:p>
          </table:table-cell>
          <table:table-cell office:value-type="float" office:value="4720.74" calcext:value-type="float">
            <text:p>4 720,74</text:p>
          </table:table-cell>
          <table:table-cell office:value-type="string" calcext:value-type="string">
            <text:p>01</text:p>
          </table:table-cell>
          <table:table-cell office:value-type="float" office:value="46.74" calcext:value-type="float">
            <text:p>46,74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225101010200</text:p>
          </table:table-cell>
          <table:table-cell office:value-type="string" calcext:value-type="string">
            <text:p>1500004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Q.TURRIALBA 1/2 KG</text:p>
          </table:table-cell>
          <table:table-cell office:value-type="float" office:value="2557" calcext:value-type="float">
            <text:p>2557</text:p>
          </table:table-cell>
          <table:table-cell office:value-type="float" office:value="10228" calcext:value-type="float">
            <text:p>10 228,0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0228" calcext:value-type="float">
            <text:p>10 22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2.28" calcext:value-type="float">
            <text:p>102,28</text:p>
          </table:table-cell>
          <table:table-cell office:value-type="float" office:value="10330.28" calcext:value-type="float">
            <text:p>10 330,28</text:p>
          </table:table-cell>
          <table:table-cell office:value-type="string" calcext:value-type="string">
            <text:p>01</text:p>
          </table:table-cell>
          <table:table-cell office:value-type="float" office:value="102.28" calcext:value-type="float">
            <text:p>102,2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224100000300</text:p>
          </table:table-cell>
          <table:table-cell office:value-type="string" calcext:value-type="string">
            <text:p>15002016</text:p>
          </table:table-cell>
          <table:table-cell office:value-type="string" calcext:value-type="string">
            <text:p>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QUESO CREMA -210 G TAZA</text:p>
          </table:table-cell>
          <table:table-cell office:value-type="float" office:value="1169.67" calcext:value-type="float">
            <text:p>1169,67</text:p>
          </table:table-cell>
          <table:table-cell office:value-type="float" office:value="7018.02" calcext:value-type="float">
            <text:p>7 018,02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7018.02" calcext:value-type="float">
            <text:p>7 018,0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0.18" calcext:value-type="float">
            <text:p>70,18</text:p>
          </table:table-cell>
          <table:table-cell office:value-type="float" office:value="7088.2" calcext:value-type="float">
            <text:p>7 088,20</text:p>
          </table:table-cell>
          <table:table-cell office:value-type="string" calcext:value-type="string">
            <text:p>01</text:p>
          </table:table-cell>
          <table:table-cell office:value-type="float" office:value="70.18" calcext:value-type="float">
            <text:p>70,1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224100000300</text:p>
          </table:table-cell>
          <table:table-cell office:value-type="string" calcext:value-type="string">
            <text:p>15000086</text:p>
          </table:table-cell>
          <table:table-cell office:value-type="string" calcext:value-type="string">
            <text:p>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Q.CREMA T.AMERIC 100 GR</text:p>
          </table:table-cell>
          <table:table-cell office:value-type="float" office:value="607.02" calcext:value-type="float">
            <text:p>607,02</text:p>
          </table:table-cell>
          <table:table-cell office:value-type="float" office:value="12140.4" calcext:value-type="float">
            <text:p>12 140,40</text:p>
          </table:table-cell>
          <table:table-cell office:value-type="float" office:value="4249.14" calcext:value-type="float">
            <text:p>4 249,14</text:p>
          </table:table-cell>
          <table:table-cell office:value-type="string" calcext:value-type="string">
            <text:p>Descuento comercial</text:p>
          </table:table-cell>
          <table:table-cell office:value-type="float" office:value="7891.26" calcext:value-type="float">
            <text:p>7 891,2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8.91" calcext:value-type="float">
            <text:p>78,91</text:p>
          </table:table-cell>
          <table:table-cell office:value-type="float" office:value="7970.17" calcext:value-type="float">
            <text:p>7 970,17</text:p>
          </table:table-cell>
          <table:table-cell office:value-type="string" calcext:value-type="string">
            <text:p>01</text:p>
          </table:table-cell>
          <table:table-cell office:value-type="float" office:value="78.91" calcext:value-type="float">
            <text:p>78,91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2223001000200</text:p>
          </table:table-cell>
          <table:table-cell office:value-type="string" calcext:value-type="string">
            <text:p>15000562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DELIG. IN LIN FRES 200 ML</text:p>
          </table:table-cell>
          <table:table-cell office:value-type="float" office:value="486.14" calcext:value-type="float">
            <text:p>486,14</text:p>
          </table:table-cell>
          <table:table-cell office:value-type="float" office:value="972.28" calcext:value-type="float">
            <text:p>972,28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972.28" calcext:value-type="float">
            <text:p>972,2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6.4" calcext:value-type="float">
            <text:p>126,40</text:p>
          </table:table-cell>
          <table:table-cell office:value-type="float" office:value="1098.68" calcext:value-type="float">
            <text:p>1 098,68</text:p>
          </table:table-cell>
          <table:table-cell office:value-type="string" calcext:value-type="string">
            <text:p>01</text:p>
          </table:table-cell>
          <table:table-cell office:value-type="float" office:value="126.4" calcext:value-type="float">
            <text:p>126,40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118401019900</text:p>
          </table:table-cell>
          <table:table-cell office:value-type="string" calcext:value-type="string">
            <text:p>20009073</text:p>
          </table:table-cell>
          <table:table-cell office:value-type="string" calcext:value-type="string">
            <text:p>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PATE BURBUJA   100G</text:p>
          </table:table-cell>
          <table:table-cell office:value-type="float" office:value="560" calcext:value-type="float">
            <text:p>560</text:p>
          </table:table-cell>
          <table:table-cell office:value-type="float" office:value="11200" calcext:value-type="float">
            <text:p>11 200,00</text:p>
          </table:table-cell>
          <table:table-cell office:value-type="float" office:value="3920" calcext:value-type="float">
            <text:p>3 920,00</text:p>
          </table:table-cell>
          <table:table-cell office:value-type="string" calcext:value-type="string">
            <text:p>Descuento comercial</text:p>
          </table:table-cell>
          <table:table-cell office:value-type="float" office:value="7280" calcext:value-type="float">
            <text:p>7 28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46.4" calcext:value-type="float">
            <text:p>946,40</text:p>
          </table:table-cell>
          <table:table-cell office:value-type="float" office:value="8226.4" calcext:value-type="float">
            <text:p>8 226,40</text:p>
          </table:table-cell>
          <table:table-cell office:value-type="string" calcext:value-type="string">
            <text:p>01</text:p>
          </table:table-cell>
          <table:table-cell office:value-type="float" office:value="946.4" calcext:value-type="float">
            <text:p>946,40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224100000200</text:p>
          </table:table-cell>
          <table:table-cell office:value-type="string" calcext:value-type="string">
            <text:p>15003487</text:p>
          </table:table-cell>
          <table:table-cell office:value-type="string" calcext:value-type="string">
            <text:p>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ACTOCREMA -210 GR TAZA</text:p>
          </table:table-cell>
          <table:table-cell office:value-type="float" office:value="1035.1" calcext:value-type="float">
            <text:p>1035,1</text:p>
          </table:table-cell>
          <table:table-cell office:value-type="float" office:value="6210.6" calcext:value-type="float">
            <text:p>6 210,6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6210.6" calcext:value-type="float">
            <text:p>6 210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2.11" calcext:value-type="float">
            <text:p>62,11</text:p>
          </table:table-cell>
          <table:table-cell office:value-type="float" office:value="6272.71" calcext:value-type="float">
            <text:p>6 272,71</text:p>
          </table:table-cell>
          <table:table-cell office:value-type="string" calcext:value-type="string">
            <text:p>01</text:p>
          </table:table-cell>
          <table:table-cell office:value-type="float" office:value="62.11" calcext:value-type="float">
            <text:p>62,11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224100000200</text:p>
          </table:table-cell>
          <table:table-cell office:value-type="string" calcext:value-type="string">
            <text:p>15000104</text:p>
          </table:table-cell>
          <table:table-cell office:value-type="string" calcext:value-type="string">
            <text:p>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ACTOCREMA 62.5 GR.</text:p>
          </table:table-cell>
          <table:table-cell office:value-type="float" office:value="551.26" calcext:value-type="float">
            <text:p>551,26</text:p>
          </table:table-cell>
          <table:table-cell office:value-type="float" office:value="8268.9" calcext:value-type="float">
            <text:p>8 268,90</text:p>
          </table:table-cell>
          <table:table-cell office:value-type="float" office:value="2480.67" calcext:value-type="float">
            <text:p>2 480,67</text:p>
          </table:table-cell>
          <table:table-cell office:value-type="string" calcext:value-type="string">
            <text:p>Descuento comercial</text:p>
          </table:table-cell>
          <table:table-cell office:value-type="float" office:value="5788.23" calcext:value-type="float">
            <text:p>5 788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7.88" calcext:value-type="float">
            <text:p>57,88</text:p>
          </table:table-cell>
          <table:table-cell office:value-type="float" office:value="5846.11" calcext:value-type="float">
            <text:p>5 846,11</text:p>
          </table:table-cell>
          <table:table-cell office:value-type="string" calcext:value-type="string">
            <text:p>01</text:p>
          </table:table-cell>
          <table:table-cell office:value-type="float" office:value="57.88" calcext:value-type="float">
            <text:p>57,8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2224100000100</text:p>
          </table:table-cell>
          <table:table-cell office:value-type="string" calcext:value-type="string">
            <text:p>15002109</text:p>
          </table:table-cell>
          <table:table-cell office:value-type="string" calcext:value-type="string">
            <text:p>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MANTEQ IN LINE-210 G TAZA</text:p>
          </table:table-cell>
          <table:table-cell office:value-type="float" office:value="1248.43" calcext:value-type="float">
            <text:p>1248,43</text:p>
          </table:table-cell>
          <table:table-cell office:value-type="float" office:value="7490.58" calcext:value-type="float">
            <text:p>7 490,58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7490.58" calcext:value-type="float">
            <text:p>7 490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3.78" calcext:value-type="float">
            <text:p>973,78</text:p>
          </table:table-cell>
          <table:table-cell office:value-type="float" office:value="8464.36" calcext:value-type="float">
            <text:p>8 464,36</text:p>
          </table:table-cell>
          <table:table-cell office:value-type="string" calcext:value-type="string">
            <text:p>01</text:p>
          </table:table-cell>
          <table:table-cell office:value-type="float" office:value="973.78" calcext:value-type="float">
            <text:p>973,7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223099030200</text:p>
          </table:table-cell>
          <table:table-cell office:value-type="string" calcext:value-type="string">
            <text:p>15000091</text:p>
          </table:table-cell>
          <table:table-cell office:value-type="string" calcext:value-type="string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NAT. GRANJA 115 GR.</text:p>
          </table:table-cell>
          <table:table-cell office:value-type="float" office:value="346.76" calcext:value-type="float">
            <text:p>346,76</text:p>
          </table:table-cell>
          <table:table-cell office:value-type="float" office:value="3467.6" calcext:value-type="float">
            <text:p>3 467,6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3467.6" calcext:value-type="float">
            <text:p>3 467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4.68" calcext:value-type="float">
            <text:p>34,68</text:p>
          </table:table-cell>
          <table:table-cell office:value-type="float" office:value="3502.28" calcext:value-type="float">
            <text:p>3 502,28</text:p>
          </table:table-cell>
          <table:table-cell office:value-type="string" calcext:value-type="string">
            <text:p>01</text:p>
          </table:table-cell>
          <table:table-cell office:value-type="float" office:value="34.68" calcext:value-type="float">
            <text:p>34,6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2223099030100</text:p>
          </table:table-cell>
          <table:table-cell office:value-type="string" calcext:value-type="string">
            <text:p>15001517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NATILLA DELACTOMY 400G DP</text:p>
          </table:table-cell>
          <table:table-cell office:value-type="float" office:value="1173.33" calcext:value-type="float">
            <text:p>1173,33</text:p>
          </table:table-cell>
          <table:table-cell office:value-type="float" office:value="4693.32" calcext:value-type="float">
            <text:p>4 693,32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4693.32" calcext:value-type="float">
            <text:p>4 693,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10.13" calcext:value-type="float">
            <text:p>610,13</text:p>
          </table:table-cell>
          <table:table-cell office:value-type="float" office:value="5303.45" calcext:value-type="float">
            <text:p>5 303,45</text:p>
          </table:table-cell>
          <table:table-cell office:value-type="string" calcext:value-type="string">
            <text:p>01</text:p>
          </table:table-cell>
          <table:table-cell office:value-type="float" office:value="610.13" calcext:value-type="float">
            <text:p>610,13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2223099030200</text:p>
          </table:table-cell>
          <table:table-cell office:value-type="string" calcext:value-type="string">
            <text:p>15000783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NAT ZARCERO 500 GRS-SAL</text:p>
          </table:table-cell>
          <table:table-cell office:value-type="float" office:value="1167.49" calcext:value-type="float">
            <text:p>1167,49</text:p>
          </table:table-cell>
          <table:table-cell office:value-type="float" office:value="2334.98" calcext:value-type="float">
            <text:p>2 334,98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2334.98" calcext:value-type="float">
            <text:p>2 334,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3.35" calcext:value-type="float">
            <text:p>23,35</text:p>
          </table:table-cell>
          <table:table-cell office:value-type="float" office:value="2358.33" calcext:value-type="float">
            <text:p>2 358,33</text:p>
          </table:table-cell>
          <table:table-cell office:value-type="string" calcext:value-type="string">
            <text:p>01</text:p>
          </table:table-cell>
          <table:table-cell office:value-type="float" office:value="23.35" calcext:value-type="float">
            <text:p>23,35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143100010100</text:p>
          </table:table-cell>
          <table:table-cell office:value-type="string" calcext:value-type="string">
            <text:p>15000114</text:p>
          </table:table-cell>
          <table:table-cell office:value-type="string" calcext:value-type="string">
            <text:p>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JUGO NARANJA 1/2 PP</text:p>
          </table:table-cell>
          <table:table-cell office:value-type="float" office:value="476.26" calcext:value-type="float">
            <text:p>476,26</text:p>
          </table:table-cell>
          <table:table-cell office:value-type="float" office:value="2857.56" calcext:value-type="float">
            <text:p>2 857,56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2857.56" calcext:value-type="float">
            <text:p>2 857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90.75" calcext:value-type="float">
            <text:p>590,75</text:p>
          </table:table-cell>
          <table:table-cell office:value-type="float" office:value="3448.31" calcext:value-type="float">
            <text:p>3 448,31</text:p>
          </table:table-cell>
          <table:table-cell office:value-type="string" calcext:value-type="string">
            <text:p>01</text:p>
          </table:table-cell>
          <table:table-cell office:value-type="float" office:value="396.71" calcext:value-type="float">
            <text:p>396,71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94.04" calcext:value-type="float">
            <text:p>194,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2143100010100</text:p>
          </table:table-cell>
          <table:table-cell office:value-type="string" calcext:value-type="string">
            <text:p>15000115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JUGO NARANJA 1/4 PP</text:p>
          </table:table-cell>
          <table:table-cell office:value-type="float" office:value="330.3" calcext:value-type="float">
            <text:p>330,3</text:p>
          </table:table-cell>
          <table:table-cell office:value-type="float" office:value="1321.2" calcext:value-type="float">
            <text:p>1 321,2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321.2" calcext:value-type="float">
            <text:p>1 321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44.84" calcext:value-type="float">
            <text:p>244,84</text:p>
          </table:table-cell>
          <table:table-cell office:value-type="float" office:value="1566.04" calcext:value-type="float">
            <text:p>1 566,04</text:p>
          </table:table-cell>
          <table:table-cell office:value-type="string" calcext:value-type="string">
            <text:p>01</text:p>
          </table:table-cell>
          <table:table-cell office:value-type="float" office:value="180.16" calcext:value-type="float">
            <text:p>180,16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64.68" calcext:value-type="float">
            <text:p>64,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143900010500</text:p>
          </table:table-cell>
          <table:table-cell office:value-type="string" calcext:value-type="string">
            <text:p>150001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JUGO NARANJA C/ZANAH 1/4</text:p>
          </table:table-cell>
          <table:table-cell office:value-type="float" office:value="346.4" calcext:value-type="float">
            <text:p>346,4</text:p>
          </table:table-cell>
          <table:table-cell office:value-type="float" office:value="1385.6" calcext:value-type="float">
            <text:p>1 385,6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385.6" calcext:value-type="float">
            <text:p>1 385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53.22" calcext:value-type="float">
            <text:p>253,22</text:p>
          </table:table-cell>
          <table:table-cell office:value-type="float" office:value="1638.82" calcext:value-type="float">
            <text:p>1 638,82</text:p>
          </table:table-cell>
          <table:table-cell office:value-type="string" calcext:value-type="string">
            <text:p>01</text:p>
          </table:table-cell>
          <table:table-cell office:value-type="float" office:value="188.54" calcext:value-type="float">
            <text:p>188,54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64.68" calcext:value-type="float">
            <text:p>64,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143900010500</text:p>
          </table:table-cell>
          <table:table-cell office:value-type="string" calcext:value-type="string">
            <text:p>15000117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JUGO NARANJA C/ZANAH LT.</text:p>
          </table:table-cell>
          <table:table-cell office:value-type="float" office:value="915.04" calcext:value-type="float">
            <text:p>915,04</text:p>
          </table:table-cell>
          <table:table-cell office:value-type="float" office:value="3660.16" calcext:value-type="float">
            <text:p>3 660,16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3660.16" calcext:value-type="float">
            <text:p>3 66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68.17" calcext:value-type="float">
            <text:p>768,17</text:p>
          </table:table-cell>
          <table:table-cell office:value-type="float" office:value="4428.33" calcext:value-type="float">
            <text:p>4 428,33</text:p>
          </table:table-cell>
          <table:table-cell office:value-type="string" calcext:value-type="string">
            <text:p>01</text:p>
          </table:table-cell>
          <table:table-cell office:value-type="float" office:value="509.45" calcext:value-type="float">
            <text:p>509,45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258.72" calcext:value-type="float">
            <text:p>258,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143100010100</text:p>
          </table:table-cell>
          <table:table-cell office:value-type="string" calcext:value-type="string">
            <text:p>15000592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JUG.NAR 100% NAT 1.8 LT</text:p>
          </table:table-cell>
          <table:table-cell office:value-type="float" office:value="2715.46" calcext:value-type="float">
            <text:p>2715,46</text:p>
          </table:table-cell>
          <table:table-cell office:value-type="float" office:value="5430.92" calcext:value-type="float">
            <text:p>5 430,92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5430.92" calcext:value-type="float">
            <text:p>5 430,9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69.13" calcext:value-type="float">
            <text:p>969,13</text:p>
          </table:table-cell>
          <table:table-cell office:value-type="float" office:value="6400.05" calcext:value-type="float">
            <text:p>6 400,05</text:p>
          </table:table-cell>
          <table:table-cell office:value-type="string" calcext:value-type="string">
            <text:p>01</text:p>
          </table:table-cell>
          <table:table-cell office:value-type="float" office:value="736.29" calcext:value-type="float">
            <text:p>736,29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232.84" calcext:value-type="float">
            <text:p>232,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143100010100</text:p>
          </table:table-cell>
          <table:table-cell office:value-type="string" calcext:value-type="string">
            <text:p>15000591</text:p>
          </table:table-cell>
          <table:table-cell office:value-type="string" calcext:value-type="string">
            <text:p>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JUG.NARANJA 1.8 LITROS PP</text:p>
          </table:table-cell>
          <table:table-cell office:value-type="float" office:value="1275.78" calcext:value-type="float">
            <text:p>1275,78</text:p>
          </table:table-cell>
          <table:table-cell office:value-type="float" office:value="10206.24" calcext:value-type="float">
            <text:p>10 206,24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0206.24" calcext:value-type="float">
            <text:p>10 206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379.25" calcext:value-type="float">
            <text:p>2 379,25</text:p>
          </table:table-cell>
          <table:table-cell office:value-type="float" office:value="12585.49" calcext:value-type="float">
            <text:p>12 585,49</text:p>
          </table:table-cell>
          <table:table-cell office:value-type="string" calcext:value-type="string">
            <text:p>01</text:p>
          </table:table-cell>
          <table:table-cell office:value-type="float" office:value="1447.89" calcext:value-type="float">
            <text:p>1 447,89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931.36" calcext:value-type="float">
            <text:p>931,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2449005009900</text:p>
          </table:table-cell>
          <table:table-cell office:value-type="string" calcext:value-type="string">
            <text:p>1500025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CHOCOLECHE LT TB</text:p>
          </table:table-cell>
          <table:table-cell office:value-type="float" office:value="1175.11" calcext:value-type="float">
            <text:p>1175,11</text:p>
          </table:table-cell>
          <table:table-cell office:value-type="float" office:value="2350.22" calcext:value-type="float">
            <text:p>2 350,22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2350.22" calcext:value-type="float">
            <text:p>2 35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51.71" calcext:value-type="float">
            <text:p>451,71</text:p>
          </table:table-cell>
          <table:table-cell office:value-type="float" office:value="2801.93" calcext:value-type="float">
            <text:p>2 801,93</text:p>
          </table:table-cell>
          <table:table-cell office:value-type="string" calcext:value-type="string">
            <text:p>01</text:p>
          </table:table-cell>
          <table:table-cell office:value-type="float" office:value="322.35" calcext:value-type="float">
            <text:p>322,35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29.36" calcext:value-type="float">
            <text:p>129,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2449005009900</text:p>
          </table:table-cell>
          <table:table-cell office:value-type="string" calcext:value-type="string">
            <text:p>15000547</text:p>
          </table:table-cell>
          <table:table-cell office:value-type="string" calcext:value-type="string">
            <text:p>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FRESCOLECHE CHOCOL 250 ML</text:p>
          </table:table-cell>
          <table:table-cell office:value-type="float" office:value="373.01" calcext:value-type="float">
            <text:p>373,01</text:p>
          </table:table-cell>
          <table:table-cell office:value-type="float" office:value="3357.09" calcext:value-type="float">
            <text:p>3 357,09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3357.09" calcext:value-type="float">
            <text:p>3 357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00.87" calcext:value-type="float">
            <text:p>600,87</text:p>
          </table:table-cell>
          <table:table-cell office:value-type="float" office:value="3957.96" calcext:value-type="float">
            <text:p>3 957,96</text:p>
          </table:table-cell>
          <table:table-cell office:value-type="string" calcext:value-type="string">
            <text:p>01</text:p>
          </table:table-cell>
          <table:table-cell office:value-type="float" office:value="455.34" calcext:value-type="float">
            <text:p>455,34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45.53" calcext:value-type="float">
            <text:p>145,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2449005009900</text:p>
          </table:table-cell>
          <table:table-cell office:value-type="string" calcext:value-type="string">
            <text:p>15000257</text:p>
          </table:table-cell>
          <table:table-cell office:value-type="string" calcext:value-type="string">
            <text:p>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FRESCOLECHE FRESA 250 ML</text:p>
          </table:table-cell>
          <table:table-cell office:value-type="float" office:value="373.01" calcext:value-type="float">
            <text:p>373,01</text:p>
          </table:table-cell>
          <table:table-cell office:value-type="float" office:value="6714.18" calcext:value-type="float">
            <text:p>6 714,18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6714.18" calcext:value-type="float">
            <text:p>6 714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1.74" calcext:value-type="float">
            <text:p>1 201,74</text:p>
          </table:table-cell>
          <table:table-cell office:value-type="float" office:value="7915.92" calcext:value-type="float">
            <text:p>7 915,92</text:p>
          </table:table-cell>
          <table:table-cell office:value-type="string" calcext:value-type="string">
            <text:p>01</text:p>
          </table:table-cell>
          <table:table-cell office:value-type="float" office:value="910.68" calcext:value-type="float">
            <text:p>910,6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291.06" calcext:value-type="float">
            <text:p>291,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2449005009900</text:p>
          </table:table-cell>
          <table:table-cell office:value-type="string" calcext:value-type="string">
            <text:p>15000250</text:p>
          </table:table-cell>
          <table:table-cell office:value-type="string" calcext:value-type="string">
            <text:p>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FRESCOLECHE VAINIL 250 ML</text:p>
          </table:table-cell>
          <table:table-cell office:value-type="float" office:value="373.01" calcext:value-type="float">
            <text:p>373,01</text:p>
          </table:table-cell>
          <table:table-cell office:value-type="float" office:value="6714.18" calcext:value-type="float">
            <text:p>6 714,18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6714.18" calcext:value-type="float">
            <text:p>6 714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1.74" calcext:value-type="float">
            <text:p>1 201,74</text:p>
          </table:table-cell>
          <table:table-cell office:value-type="float" office:value="7915.92" calcext:value-type="float">
            <text:p>7 915,92</text:p>
          </table:table-cell>
          <table:table-cell office:value-type="string" calcext:value-type="string">
            <text:p>01</text:p>
          </table:table-cell>
          <table:table-cell office:value-type="float" office:value="910.68" calcext:value-type="float">
            <text:p>910,6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291.06" calcext:value-type="float">
            <text:p>291,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449005009900</text:p>
          </table:table-cell>
          <table:table-cell office:value-type="string" calcext:value-type="string">
            <text:p>15003132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E SAB.FRESCOLE FRESA-1LT</text:p>
          </table:table-cell>
          <table:table-cell office:value-type="float" office:value="1158.78" calcext:value-type="float">
            <text:p>1158,78</text:p>
          </table:table-cell>
          <table:table-cell office:value-type="float" office:value="2317.56" calcext:value-type="float">
            <text:p>2 317,56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2317.56" calcext:value-type="float">
            <text:p>2 317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7.46" calcext:value-type="float">
            <text:p>447,46</text:p>
          </table:table-cell>
          <table:table-cell office:value-type="float" office:value="2765.02" calcext:value-type="float">
            <text:p>2 765,02</text:p>
          </table:table-cell>
          <table:table-cell office:value-type="string" calcext:value-type="string">
            <text:p>01</text:p>
          </table:table-cell>
          <table:table-cell office:value-type="float" office:value="318.1" calcext:value-type="float">
            <text:p>318,10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29.36" calcext:value-type="float">
            <text:p>129,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2449005009900</text:p>
          </table:table-cell>
          <table:table-cell office:value-type="string" calcext:value-type="string">
            <text:p>15001011</text:p>
          </table:table-cell>
          <table:table-cell office:value-type="string" calcext:value-type="string">
            <text:p>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ECHE C/AVENA 3.5%-250ML</text:p>
          </table:table-cell>
          <table:table-cell office:value-type="float" office:value="340.91" calcext:value-type="float">
            <text:p>340,91</text:p>
          </table:table-cell>
          <table:table-cell office:value-type="float" office:value="3068.19" calcext:value-type="float">
            <text:p>3 068,19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3068.19" calcext:value-type="float">
            <text:p>3 068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63.31" calcext:value-type="float">
            <text:p>563,31</text:p>
          </table:table-cell>
          <table:table-cell office:value-type="float" office:value="3631.5" calcext:value-type="float">
            <text:p>3 631,50</text:p>
          </table:table-cell>
          <table:table-cell office:value-type="string" calcext:value-type="string">
            <text:p>01</text:p>
          </table:table-cell>
          <table:table-cell office:value-type="float" office:value="417.78" calcext:value-type="float">
            <text:p>417,7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45.53" calcext:value-type="float">
            <text:p>145,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2211001020200</text:p>
          </table:table-cell>
          <table:table-cell office:value-type="string" calcext:value-type="string">
            <text:p>1500019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HOMOGENIZADA 2% T.B.LT</text:p>
          </table:table-cell>
          <table:table-cell office:value-type="float" office:value="992.43" calcext:value-type="float">
            <text:p>992,43</text:p>
          </table:table-cell>
          <table:table-cell office:value-type="float" office:value="2977.29" calcext:value-type="float">
            <text:p>2 977,29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2977.29" calcext:value-type="float">
            <text:p>2 977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9.77" calcext:value-type="float">
            <text:p>29,77</text:p>
          </table:table-cell>
          <table:table-cell office:value-type="float" office:value="3007.06" calcext:value-type="float">
            <text:p>3 007,06</text:p>
          </table:table-cell>
          <table:table-cell office:value-type="string" calcext:value-type="string">
            <text:p>01</text:p>
          </table:table-cell>
          <table:table-cell office:value-type="float" office:value="29.77" calcext:value-type="float">
            <text:p>29,77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2211001010000</text:p>
          </table:table-cell>
          <table:table-cell office:value-type="string" calcext:value-type="string">
            <text:p>15000622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ECHE DESCREMADA LT. T.B</text:p>
          </table:table-cell>
          <table:table-cell office:value-type="float" office:value="1012.22" calcext:value-type="float">
            <text:p>1012,22</text:p>
          </table:table-cell>
          <table:table-cell office:value-type="float" office:value="2024.44" calcext:value-type="float">
            <text:p>2 024,44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2024.44" calcext:value-type="float">
            <text:p>2 024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.24" calcext:value-type="float">
            <text:p>20,24</text:p>
          </table:table-cell>
          <table:table-cell office:value-type="float" office:value="2044.68" calcext:value-type="float">
            <text:p>2 044,68</text:p>
          </table:table-cell>
          <table:table-cell office:value-type="string" calcext:value-type="string">
            <text:p>01</text:p>
          </table:table-cell>
          <table:table-cell office:value-type="float" office:value="20.24" calcext:value-type="float">
            <text:p>20,24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449005009900</text:p>
          </table:table-cell>
          <table:table-cell office:value-type="string" calcext:value-type="string">
            <text:p>15003493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E SAB FRESCOLE VAINIL-1L</text:p>
          </table:table-cell>
          <table:table-cell office:value-type="float" office:value="1158.78" calcext:value-type="float">
            <text:p>1158,78</text:p>
          </table:table-cell>
          <table:table-cell office:value-type="float" office:value="2317.56" calcext:value-type="float">
            <text:p>2 317,56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2317.56" calcext:value-type="float">
            <text:p>2 317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7.46" calcext:value-type="float">
            <text:p>447,46</text:p>
          </table:table-cell>
          <table:table-cell office:value-type="float" office:value="2765.02" calcext:value-type="float">
            <text:p>2 765,02</text:p>
          </table:table-cell>
          <table:table-cell office:value-type="string" calcext:value-type="string">
            <text:p>01</text:p>
          </table:table-cell>
          <table:table-cell office:value-type="float" office:value="318.1" calcext:value-type="float">
            <text:p>318,10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29.36" calcext:value-type="float">
            <text:p>129,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449005009900</text:p>
          </table:table-cell>
          <table:table-cell office:value-type="string" calcext:value-type="string">
            <text:p>15001132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LECHE C/AVENA 3.5%-1 L</text:p>
          </table:table-cell>
          <table:table-cell office:value-type="float" office:value="979.16" calcext:value-type="float">
            <text:p>979,16</text:p>
          </table:table-cell>
          <table:table-cell office:value-type="float" office:value="1958.32" calcext:value-type="float">
            <text:p>1 958,32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958.32" calcext:value-type="float">
            <text:p>1 958,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00.76" calcext:value-type="float">
            <text:p>400,76</text:p>
          </table:table-cell>
          <table:table-cell office:value-type="float" office:value="2359.08" calcext:value-type="float">
            <text:p>2 359,08</text:p>
          </table:table-cell>
          <table:table-cell office:value-type="string" calcext:value-type="string">
            <text:p>01</text:p>
          </table:table-cell>
          <table:table-cell office:value-type="float" office:value="271.4" calcext:value-type="float">
            <text:p>271,40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29.36" calcext:value-type="float">
            <text:p>129,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2413100000800</text:p>
          </table:table-cell>
          <table:table-cell office:value-type="string" calcext:value-type="string">
            <text:p>1500054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ROMPOPE TB LT</text:p>
          </table:table-cell>
          <table:table-cell office:value-type="float" office:value="1074.68" calcext:value-type="float">
            <text:p>1074,68</text:p>
          </table:table-cell>
          <table:table-cell office:value-type="float" office:value="2149.36" calcext:value-type="float">
            <text:p>2 149,36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2149.36" calcext:value-type="float">
            <text:p>2 149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00.52" calcext:value-type="float">
            <text:p>1 800,52</text:p>
          </table:table-cell>
          <table:table-cell office:value-type="float" office:value="3949.88" calcext:value-type="float">
            <text:p>3 949,88</text:p>
          </table:table-cell>
          <table:table-cell office:value-type="string" calcext:value-type="string">
            <text:p>0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2</text:p>
          </table:table-cell>
          <table:table-cell office:value-type="float" office:value="165.92" calcext:value-type="float">
            <text:p>165,92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634.6" calcext:value-type="float">
            <text:p>1 634,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2449002000100</text:p>
          </table:table-cell>
          <table:table-cell office:value-type="string" calcext:value-type="string">
            <text:p>15000278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NECTAR DE MANZANA LT TB</text:p>
          </table:table-cell>
          <table:table-cell office:value-type="float" office:value="636.39" calcext:value-type="float">
            <text:p>636,39</text:p>
          </table:table-cell>
          <table:table-cell office:value-type="float" office:value="1272.78" calcext:value-type="float">
            <text:p>1 272,78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272.78" calcext:value-type="float">
            <text:p>1 272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11.64" calcext:value-type="float">
            <text:p>311,64</text:p>
          </table:table-cell>
          <table:table-cell office:value-type="float" office:value="1584.42" calcext:value-type="float">
            <text:p>1 584,42</text:p>
          </table:table-cell>
          <table:table-cell office:value-type="string" calcext:value-type="string">
            <text:p>01</text:p>
          </table:table-cell>
          <table:table-cell office:value-type="float" office:value="182.28" calcext:value-type="float">
            <text:p>182,2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29.36" calcext:value-type="float">
            <text:p>129,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2449002000100</text:p>
          </table:table-cell>
          <table:table-cell office:value-type="string" calcext:value-type="string">
            <text:p>15000279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NECTAR DE MELOCOTON LT TB</text:p>
          </table:table-cell>
          <table:table-cell office:value-type="float" office:value="636.39" calcext:value-type="float">
            <text:p>636,39</text:p>
          </table:table-cell>
          <table:table-cell office:value-type="float" office:value="1272.78" calcext:value-type="float">
            <text:p>1 272,78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272.78" calcext:value-type="float">
            <text:p>1 272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11.64" calcext:value-type="float">
            <text:p>311,64</text:p>
          </table:table-cell>
          <table:table-cell office:value-type="float" office:value="1584.42" calcext:value-type="float">
            <text:p>1 584,42</text:p>
          </table:table-cell>
          <table:table-cell office:value-type="string" calcext:value-type="string">
            <text:p>01</text:p>
          </table:table-cell>
          <table:table-cell office:value-type="float" office:value="182.28" calcext:value-type="float">
            <text:p>182,2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29.36" calcext:value-type="float">
            <text:p>129,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2449002000100</text:p>
          </table:table-cell>
          <table:table-cell office:value-type="string" calcext:value-type="string">
            <text:p>15000277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NECTAR DE PERA LT TB</text:p>
          </table:table-cell>
          <table:table-cell office:value-type="float" office:value="636.39" calcext:value-type="float">
            <text:p>636,39</text:p>
          </table:table-cell>
          <table:table-cell office:value-type="float" office:value="1272.78" calcext:value-type="float">
            <text:p>1 272,78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272.78" calcext:value-type="float">
            <text:p>1 272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11.64" calcext:value-type="float">
            <text:p>311,64</text:p>
          </table:table-cell>
          <table:table-cell office:value-type="float" office:value="1584.42" calcext:value-type="float">
            <text:p>1 584,42</text:p>
          </table:table-cell>
          <table:table-cell office:value-type="string" calcext:value-type="string">
            <text:p>01</text:p>
          </table:table-cell>
          <table:table-cell office:value-type="float" office:value="182.28" calcext:value-type="float">
            <text:p>182,28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29.36" calcext:value-type="float">
            <text:p>129,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2449002000100</text:p>
          </table:table-cell>
          <table:table-cell office:value-type="string" calcext:value-type="string">
            <text:p>15000290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NECTAR MIXTO FRUTAS LT TB</text:p>
          </table:table-cell>
          <table:table-cell office:value-type="float" office:value="636.39" calcext:value-type="float">
            <text:p>636,39</text:p>
          </table:table-cell>
          <table:table-cell office:value-type="float" office:value="1909.17" calcext:value-type="float">
            <text:p>1 909,17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909.17" calcext:value-type="float">
            <text:p>1 909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67.46" calcext:value-type="float">
            <text:p>467,46</text:p>
          </table:table-cell>
          <table:table-cell office:value-type="float" office:value="2376.63" calcext:value-type="float">
            <text:p>2 376,63</text:p>
          </table:table-cell>
          <table:table-cell office:value-type="string" calcext:value-type="string">
            <text:p>01</text:p>
          </table:table-cell>
          <table:table-cell office:value-type="float" office:value="273.42" calcext:value-type="float">
            <text:p>273,42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94.04" calcext:value-type="float">
            <text:p>194,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2449002000100</text:p>
          </table:table-cell>
          <table:table-cell office:value-type="string" calcext:value-type="string">
            <text:p>15000272</text:p>
          </table:table-cell>
          <table:table-cell office:value-type="string" calcext:value-type="string">
            <text:p>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NECTAR MANZANA 200 ML</text:p>
          </table:table-cell>
          <table:table-cell office:value-type="float" office:value="202.81" calcext:value-type="float">
            <text:p>202,81</text:p>
          </table:table-cell>
          <table:table-cell office:value-type="float" office:value="1825.29" calcext:value-type="float">
            <text:p>1 825,29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825.29" calcext:value-type="float">
            <text:p>1 825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68.89" calcext:value-type="float">
            <text:p>368,89</text:p>
          </table:table-cell>
          <table:table-cell office:value-type="float" office:value="2194.18" calcext:value-type="float">
            <text:p>2 194,18</text:p>
          </table:table-cell>
          <table:table-cell office:value-type="string" calcext:value-type="string">
            <text:p>01</text:p>
          </table:table-cell>
          <table:table-cell office:value-type="float" office:value="252.43" calcext:value-type="float">
            <text:p>252,43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16.46" calcext:value-type="float">
            <text:p>116,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2449002000100</text:p>
          </table:table-cell>
          <table:table-cell office:value-type="string" calcext:value-type="string">
            <text:p>15000274</text:p>
          </table:table-cell>
          <table:table-cell office:value-type="string" calcext:value-type="string">
            <text:p>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d</text:p>
          </table:table-cell>
          <table:table-cell office:value-type="string" calcext:value-type="string">
            <text:p>NECTAR MIXTO 200 ML</text:p>
          </table:table-cell>
          <table:table-cell office:value-type="float" office:value="202.81" calcext:value-type="float">
            <text:p>202,81</text:p>
          </table:table-cell>
          <table:table-cell office:value-type="float" office:value="1825.29" calcext:value-type="float">
            <text:p>1 825,29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1825.29" calcext:value-type="float">
            <text:p>1 825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68.89" calcext:value-type="float">
            <text:p>368,89</text:p>
          </table:table-cell>
          <table:table-cell office:value-type="float" office:value="2194.18" calcext:value-type="float">
            <text:p>2 194,18</text:p>
          </table:table-cell>
          <table:table-cell office:value-type="string" calcext:value-type="string">
            <text:p>01</text:p>
          </table:table-cell>
          <table:table-cell office:value-type="float" office:value="252.43" calcext:value-type="float">
            <text:p>252,43</text:p>
          </table:table-cell>
          <table:table-cell office:value-type="string" calcext:value-type="string">
            <text:p>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0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99</text:p>
          </table:table-cell>
          <table:table-cell office:value-type="float" office:value="116.46" calcext:value-type="float">
            <text:p>116,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"/>
          <table:table-cell table:style-name="ce1" table:number-columns-repeated="2"/>
          <table:table-cell/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style-name="ce5" table:formula="of:=SUM([.P2:.P39])" office:value-type="float" office:value="17809.01" calcext:value-type="float">
            <text:p>17 809,01</text:p>
          </table:table-cell>
          <table:table-cell table:style-name="ce6" table:number-columns-repeated="2"/>
          <table:table-cell table:style-name="ce6" table:formula="of:=SUM([.S2:.S39])" office:value-type="float" office:value="12056.51" calcext:value-type="float">
            <text:p>12 056,51</text:p>
          </table:table-cell>
          <table:table-cell table:style-name="ce6"/>
          <table:table-cell table:style-name="ce6" table:formula="of:=SUM([.U2:.U39])" office:value-type="float" office:value="165.92" calcext:value-type="float">
            <text:p>165,92</text:p>
          </table:table-cell>
          <table:table-cell table:style-name="ce6"/>
          <table:table-cell table:style-name="ce6" table:formula="of:=SUM([.W2:.W39])" office:value-type="float" office:value="0" calcext:value-type="float">
            <text:p>0,00</text:p>
          </table:table-cell>
          <table:table-cell table:style-name="ce6"/>
          <table:table-cell table:style-name="ce6" table:formula="of:=SUM([.Y2:.Y39])" office:value-type="float" office:value="0" calcext:value-type="float">
            <text:p>0,00</text:p>
          </table:table-cell>
          <table:table-cell table:style-name="ce6"/>
          <table:table-cell table:style-name="ce6" table:formula="of:=SUM([.AA2:.AA39])" office:value-type="float" office:value="5586.58" calcext:value-type="float">
            <text:p>5 586,58</text:p>
          </table:table-cell>
          <table:table-cell/>
          <table:table-cell table:style-name="ce5" table:formula="of:=[.S40]+[.U40]+[.W40]+[.Y40]+[.AA40]" office:value-type="float" office:value="17809.01" calcext:value-type="float">
            <text:p>17 809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sco Garita Azofeifa</meta:initial-creator>
    <meta:creation-date>2023-01-16T18:47:28.906000000</meta:creation-date>
    <dc:date>2023-01-16T19:11:08.896000000</dc:date>
    <dc:creator>Bosco Garita Azofeifa</dc:creator>
    <meta:editing-duration>PT23M39S</meta:editing-duration>
    <meta:editing-cycles>4</meta:editing-cycles>
    <meta:generator>LibreOffice/7.3.3.2$Windows_X86_64 LibreOffice_project/d1d0ea68f081ee2800a922cac8f79445e4603348</meta:generator>
    <meta:document-statistic meta:table-count="1" meta:cell-count="999" meta:object-count="0"/>
  </office:meta>
</office:document-meta>
</file>